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2A000000163819038FD20DA5F4.png" manifest:media-type="image/png"/>
  <manifest:file-entry manifest:full-path="Pictures/100002010000002C00000015A563455E668715A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color="#e8a202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svg:stroke-color="#f10d0c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866cm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/>
    </style:style>
    <style:style style:name="P3" style:family="paragraph">
      <loext:graphic-properties draw:fill="none" draw:fill-color="#ffffff"/>
      <style:text-properties style:font-name="Liberation Serif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.118cm" svg:height="0.584cm" svg:x="2.335cm" svg:y="1.708cm">
            <draw:image xlink:href="Pictures/100002010000002C00000015A563455E668715A7.png" xlink:type="simple" xlink:show="embed" xlink:actuate="onLoad" loext:mime-type="image/png">
              <text:p/>
            </draw:image>
          </draw:frame>
          <draw:frame draw:style-name="gr2" draw:text-style-name="P1" draw:layer="layout" svg:width="1.11cm" svg:height="0.581cm" svg:x="2.368cm" svg:y="2.651cm">
            <draw:image xlink:href="Pictures/100002010000002A000000163819038FD20DA5F4.png" xlink:type="simple" xlink:show="embed" xlink:actuate="onLoad" loext:mime-type="image/png">
              <text:p/>
            </draw:image>
          </draw:frame>
          <draw:frame draw:style-name="gr3" draw:text-style-name="P3" draw:layer="layout" svg:width="6.096cm" svg:height="1.116cm" svg:x="3.351cm" svg:y="1.481cm">
            <draw:text-box>
              <text:p text:style-name="P2"><text:span text:style-name="T1">: 1G Population</text:span></text:p>
            </draw:text-box>
          </draw:frame>
          <draw:frame draw:style-name="gr3" draw:text-style-name="P3" draw:layer="layout" svg:width="6.096cm" svg:height="1.116cm" svg:x="3.351cm" svg:y="2.381cm">
            <draw:text-box>
              <text:p text:style-name="P2"><text:span text:style-name="T1">: 2G Population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16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1T12:31:35.828171485</meta:creation-date>
    <dc:date>2021-02-01T12:35:12.915693084</dc:date>
    <meta:editing-duration>PT3M36S</meta:editing-duration>
    <meta:editing-cycles>2</meta:editing-cycles>
    <meta:generator>LibreOffice/6.2.8.2$Linux_X86_64 LibreOffice_project/20$Build-2</meta:generator>
    <meta:document-statistic meta:object-count="5"/>
  </office:meta>
</office:document-meta>
</file>